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style:font-name="XB Zar"/>
    </style:style>
    <style:style style:name="T2" style:family="text">
      <style:text-properties style:font-name="XB Zar"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style:font-name-complex="XB Za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5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4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دسته‌ی Accessories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مقدمه</text:p>
      <text:p text:style-name="P1"><text:tab/>کاربران، گروه‌ها و مدیریت آنها</text:p>
      <text:p text:style-name="P1"><text:tab/>فایل‌سیستم (و FHS)</text:p>
      <text:p text:style-name="P1"><text:tab/>پردازش‌ها</text:p>
      <text:p text:style-name="P1"><text:tab/>دستورات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 (کارت گرافیک، پرینتر و اسکنر)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6T16:02:22</dc:date>
    <dc:creator>Mostafa Moradian</dc:creator>
    <meta:editing-duration>PT12H18M11S</meta:editing-duration>
    <meta:editing-cycles>163</meta:editing-cycles>
    <meta:generator>LibreOffice/3.3$Linux LibreOffice_project/330m19$Build-202</meta:generator>
    <meta:document-statistic meta:table-count="0" meta:image-count="0" meta:object-count="0" meta:page-count="2" meta:paragraph-count="61" meta:word-count="257" meta:character-count="1341"/>
  </office:meta>
</office:document-meta>
</file>